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Monaco"/>
    </style:style>
    <style:style style:name="ce2" style:family="table-cell" style:parent-style-name="Default" style:data-style-name="N100">
      <style:text-properties style:font-name="Monaco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2"/>
        <table:table-column table:style-name="co1" table:number-columns-repeated="1021" table:default-cell-style-name="ce1"/>
        <table:table-row table:style-name="ro1">
          <table:table-cell office:value-type="string">
            <text:p>plot</text:p>
          </table:table-cell>
          <table:table-cell office:value-type="string">
            <text:p>parameter</text:p>
          </table:table-cell>
          <table:table-cell office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>
            <text:p>cr08</text:p>
          </table:table-cell>
          <table:table-cell office:value-type="string">
            <text:p>cov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cr08</text:p>
          </table:table-cell>
          <table:table-cell office:value-type="string">
            <text:p>hhl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08</text:p>
          </table:table-cell>
          <table:table-cell office:value-type="string">
            <text:p>hhl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cr08</text:p>
          </table:table-cell>
          <table:table-cell office:value-type="string">
            <text:p>exp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cr08</text:p>
          </table:table-cell>
          <table:table-cell office:value-type="string">
            <text:p>pls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08</text:p>
          </table:table-cell>
          <table:table-cell office:value-type="string">
            <text:p>plsy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08</text:p>
          </table:table-cell>
          <table:table-cell office:value-type="string">
            <text:p>hcov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cr08</text:p>
          </table:table-cell>
          <table:table-cell office:value-type="string">
            <text:p>mcov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08</text:p>
          </table:table-cell>
          <table:table-cell office:value-type="string">
            <text:p>ston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08</text:p>
          </table:table-cell>
          <table:table-cell office:value-type="string">
            <text:p>soil</text:p>
          </table:table-cell>
          <table:table-cell office:value-type="string">
            <text:p>fine sand</text:p>
          </table:table-cell>
          <table:table-cell table:number-columns-repeated="1021"/>
        </table:table-row>
        <table:table-row table:style-name="ro1">
          <table:table-cell office:value-type="string">
            <text:p>cr08</text:p>
          </table:table-cell>
          <table:table-cell office:value-type="string">
            <text:p>date</text:p>
          </table:table-cell>
          <table:table-cell office:value-type="string">
            <text:p>29-03-2011</text:p>
          </table:table-cell>
          <table:table-cell table:number-columns-repeated="1021"/>
        </table:table-row>
        <table:table-row table:style-name="ro1">
          <table:table-cell office:value-type="string">
            <text:p>cr08</text:p>
          </table:table-cell>
          <table:table-cell office:value-type="string">
            <text:p>ink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09a</text:p>
          </table:table-cell>
          <table:table-cell office:value-type="string">
            <text:p>plsx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09a</text:p>
          </table:table-cell>
          <table:table-cell office:value-type="string">
            <text:p>plsy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09a</text:p>
          </table:table-cell>
          <table:table-cell office:value-type="string">
            <text:p>cov</text:p>
          </table:table-cell>
          <table:table-cell office:value-type="string">
            <text:p>35</text:p>
          </table:table-cell>
          <table:table-cell table:number-columns-repeated="1021"/>
        </table:table-row>
        <table:table-row table:style-name="ro1">
          <table:table-cell office:value-type="string">
            <text:p>cr09a</text:p>
          </table:table-cell>
          <table:table-cell office:value-type="string">
            <text:p>hcov</text:p>
          </table:table-cell>
          <table:table-cell office:value-type="string">
            <text:p>35</text:p>
          </table:table-cell>
          <table:table-cell table:number-columns-repeated="1021"/>
        </table:table-row>
        <table:table-row table:style-name="ro1">
          <table:table-cell office:value-type="string">
            <text:p>cr09a</text:p>
          </table:table-cell>
          <table:table-cell office:value-type="string">
            <text:p>mcov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09a</text:p>
          </table:table-cell>
          <table:table-cell office:value-type="string">
            <text:p>hhl1</text:p>
          </table:table-cell>
          <table:table-cell office:value-type="string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cr09a</text:p>
          </table:table-cell>
          <table:table-cell office:value-type="string">
            <text:p>hhl2</text:p>
          </table:table-cell>
          <table:table-cell office:value-type="string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cr09a</text:p>
          </table:table-cell>
          <table:table-cell office:value-type="string">
            <text:p>stones</text:p>
          </table:table-cell>
          <table:table-cell office:value-type="string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cr09a</text:p>
          </table:table-cell>
          <table:table-cell office:value-type="string">
            <text:p>soil</text:p>
          </table:table-cell>
          <table:table-cell office:value-type="string">
            <text:p>gravel and sand</text:p>
          </table:table-cell>
          <table:table-cell table:number-columns-repeated="1021"/>
        </table:table-row>
        <table:table-row table:style-name="ro1">
          <table:table-cell office:value-type="string">
            <text:p>cr09a</text:p>
          </table:table-cell>
          <table:table-cell office:value-type="string">
            <text:p>exp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cr09a</text:p>
          </table:table-cell>
          <table:table-cell office:value-type="string">
            <text:p>ink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09a</text:p>
          </table:table-cell>
          <table:table-cell office:value-type="string">
            <text:p>date</text:p>
          </table:table-cell>
          <table:table-cell office:value-type="string">
            <text:p>29-03-2011</text:p>
          </table:table-cell>
          <table:table-cell table:number-columns-repeated="1021"/>
        </table:table-row>
        <table:table-row table:style-name="ro1">
          <table:table-cell office:value-type="string">
            <text:p>cr09b</text:p>
          </table:table-cell>
          <table:table-cell office:value-type="string">
            <text:p>plsx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09b</text:p>
          </table:table-cell>
          <table:table-cell office:value-type="string">
            <text:p>plsy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09b</text:p>
          </table:table-cell>
          <table:table-cell office:value-type="string">
            <text:p>cov</text:p>
          </table:table-cell>
          <table:table-cell office:value-type="string">
            <text:p>65</text:p>
          </table:table-cell>
          <table:table-cell table:number-columns-repeated="1021"/>
        </table:table-row>
        <table:table-row table:style-name="ro1">
          <table:table-cell office:value-type="string">
            <text:p>cr09b</text:p>
          </table:table-cell>
          <table:table-cell office:value-type="string">
            <text:p>hcov</text:p>
          </table:table-cell>
          <table:table-cell office:value-type="string">
            <text:p>65</text:p>
          </table:table-cell>
          <table:table-cell table:number-columns-repeated="1021"/>
        </table:table-row>
        <table:table-row table:style-name="ro1">
          <table:table-cell office:value-type="string">
            <text:p>cr09b</text:p>
          </table:table-cell>
          <table:table-cell office:value-type="string">
            <text:p>mcov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09b</text:p>
          </table:table-cell>
          <table:table-cell office:value-type="string">
            <text:p>hhl1</text:p>
          </table:table-cell>
          <table:table-cell office:value-type="string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cr09b</text:p>
          </table:table-cell>
          <table:table-cell office:value-type="string">
            <text:p>hhl2</text:p>
          </table:table-cell>
          <table:table-cell office:value-type="string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cr09b</text:p>
          </table:table-cell>
          <table:table-cell office:value-type="string">
            <text:p>stones</text:p>
          </table:table-cell>
          <table:table-cell office:value-type="string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cr09b</text:p>
          </table:table-cell>
          <table:table-cell office:value-type="string">
            <text:p>soil</text:p>
          </table:table-cell>
          <table:table-cell office:value-type="string">
            <text:p>gravel and sand</text:p>
          </table:table-cell>
          <table:table-cell table:number-columns-repeated="1021"/>
        </table:table-row>
        <table:table-row table:style-name="ro1">
          <table:table-cell office:value-type="string">
            <text:p>cr09b</text:p>
          </table:table-cell>
          <table:table-cell office:value-type="string">
            <text:p>exp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cr09b</text:p>
          </table:table-cell>
          <table:table-cell office:value-type="string">
            <text:p>ink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09b</text:p>
          </table:table-cell>
          <table:table-cell office:value-type="string">
            <text:p>date</text:p>
          </table:table-cell>
          <table:table-cell office:value-type="string">
            <text:p>29-03-2011</text:p>
          </table:table-cell>
          <table:table-cell table:number-columns-repeated="1021"/>
        </table:table-row>
        <table:table-row table:style-name="ro1">
          <table:table-cell office:value-type="string">
            <text:p>cr11</text:p>
          </table:table-cell>
          <table:table-cell office:value-type="string">
            <text:p>plsx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11</text:p>
          </table:table-cell>
          <table:table-cell office:value-type="string">
            <text:p>plsy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11</text:p>
          </table:table-cell>
          <table:table-cell office:value-type="string">
            <text:p>cov</text:p>
          </table:table-cell>
          <table:table-cell office:value-type="string">
            <text:p>60</text:p>
          </table:table-cell>
          <table:table-cell table:number-columns-repeated="1021"/>
        </table:table-row>
        <table:table-row table:style-name="ro1">
          <table:table-cell office:value-type="string">
            <text:p>cr11</text:p>
          </table:table-cell>
          <table:table-cell office:value-type="string">
            <text:p>hcov</text:p>
          </table:table-cell>
          <table:table-cell office:value-type="string">
            <text:p>60</text:p>
          </table:table-cell>
          <table:table-cell table:number-columns-repeated="1021"/>
        </table:table-row>
        <table:table-row table:style-name="ro1">
          <table:table-cell office:value-type="string">
            <text:p>cr11</text:p>
          </table:table-cell>
          <table:table-cell office:value-type="string">
            <text:p>mcov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11</text:p>
          </table:table-cell>
          <table:table-cell office:value-type="string">
            <text:p>hhl1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11</text:p>
          </table:table-cell>
          <table:table-cell office:value-type="string">
            <text:p>hhl2</text:p>
          </table:table-cell>
          <table:table-cell office:value-type="string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cr11</text:p>
          </table:table-cell>
          <table:table-cell office:value-type="string">
            <text:p>stones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cr11</text:p>
          </table:table-cell>
          <table:table-cell office:value-type="string">
            <text:p>exp</text:p>
          </table:table-cell>
          <table:table-cell office:value-type="string">
            <text:p>SW</text:p>
          </table:table-cell>
          <table:table-cell table:number-columns-repeated="1021"/>
        </table:table-row>
        <table:table-row table:style-name="ro1">
          <table:table-cell office:value-type="string">
            <text:p>cr11</text:p>
          </table:table-cell>
          <table:table-cell office:value-type="string">
            <text:p>ink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cr11</text:p>
          </table:table-cell>
          <table:table-cell office:value-type="string">
            <text:p>date</text:p>
          </table:table-cell>
          <table:table-cell office:value-type="string">
            <text:p>30-03-2011</text:p>
          </table:table-cell>
          <table:table-cell table:number-columns-repeated="1021"/>
        </table:table-row>
        <table:table-row table:style-name="ro1">
          <table:table-cell office:value-type="string">
            <text:p>cr11</text:p>
          </table:table-cell>
          <table:table-cell office:value-type="string">
            <text:p>soil</text:p>
          </table:table-cell>
          <table:table-cell office:value-type="string">
            <text:p>sand</text:p>
          </table:table-cell>
          <table:table-cell table:number-columns-repeated="1021"/>
        </table:table-row>
        <table:table-row table:style-name="ro1">
          <table:table-cell office:value-type="string">
            <text:p>cr11</text:p>
          </table:table-cell>
          <table:table-cell office:value-type="string">
            <text:p>location</text:p>
          </table:table-cell>
          <table:table-cell office:value-type="string">
            <text:p>Ag. Georgios</text:p>
          </table:table-cell>
          <table:table-cell table:number-columns-repeated="1021"/>
        </table:table-row>
        <table:table-row table:style-name="ro1">
          <table:table-cell office:value-type="string">
            <text:p>cr13</text:p>
          </table:table-cell>
          <table:table-cell office:value-type="string">
            <text:p>plsx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13</text:p>
          </table:table-cell>
          <table:table-cell office:value-type="string">
            <text:p>plsy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13</text:p>
          </table:table-cell>
          <table:table-cell office:value-type="string">
            <text:p>cov</text:p>
          </table:table-cell>
          <table:table-cell office:value-type="string">
            <text:p>90</text:p>
          </table:table-cell>
          <table:table-cell table:number-columns-repeated="1021"/>
        </table:table-row>
        <table:table-row table:style-name="ro1">
          <table:table-cell office:value-type="string">
            <text:p>cr13</text:p>
          </table:table-cell>
          <table:table-cell office:value-type="string">
            <text:p>hcov</text:p>
          </table:table-cell>
          <table:table-cell office:value-type="string">
            <text:p>90</text:p>
          </table:table-cell>
          <table:table-cell table:number-columns-repeated="1021"/>
        </table:table-row>
        <table:table-row table:style-name="ro1">
          <table:table-cell office:value-type="string">
            <text:p>cr13</text:p>
          </table:table-cell>
          <table:table-cell office:value-type="string">
            <text:p>mcov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13</text:p>
          </table:table-cell>
          <table:table-cell office:value-type="string">
            <text:p>hhl1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13</text:p>
          </table:table-cell>
          <table:table-cell office:value-type="string">
            <text:p>hhl2</text:p>
          </table:table-cell>
          <table:table-cell office:value-type="string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cr13</text:p>
          </table:table-cell>
          <table:table-cell office:value-type="string">
            <text:p>stones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cr13</text:p>
          </table:table-cell>
          <table:table-cell office:value-type="string">
            <text:p>exp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cr13</text:p>
          </table:table-cell>
          <table:table-cell office:value-type="string">
            <text:p>ink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13</text:p>
          </table:table-cell>
          <table:table-cell office:value-type="string">
            <text:p>soil</text:p>
          </table:table-cell>
          <table:table-cell office:value-type="string">
            <text:p>gravel and sand</text:p>
          </table:table-cell>
          <table:table-cell table:number-columns-repeated="1021"/>
        </table:table-row>
        <table:table-row table:style-name="ro1">
          <table:table-cell office:value-type="string">
            <text:p>cr13</text:p>
          </table:table-cell>
          <table:table-cell office:value-type="string">
            <text:p>date</text:p>
          </table:table-cell>
          <table:table-cell office:value-type="string">
            <text:p>30-03-2011</text:p>
          </table:table-cell>
          <table:table-cell table:number-columns-repeated="1021"/>
        </table:table-row>
        <table:table-row table:style-name="ro1">
          <table:table-cell office:value-type="string">
            <text:p>cr13</text:p>
          </table:table-cell>
          <table:table-cell office:value-type="string">
            <text:p>location</text:p>
          </table:table-cell>
          <table:table-cell office:value-type="string">
            <text:p>near ruines of settlement</text:p>
          </table:table-cell>
          <table:table-cell table:number-columns-repeated="1021"/>
        </table:table-row>
        <table:table-row table:style-name="ro1">
          <table:table-cell office:value-type="string">
            <text:p>cr14</text:p>
          </table:table-cell>
          <table:table-cell office:value-type="string">
            <text:p>plsx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14</text:p>
          </table:table-cell>
          <table:table-cell office:value-type="string">
            <text:p>plsy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14</text:p>
          </table:table-cell>
          <table:table-cell office:value-type="string">
            <text:p>cov</text:p>
          </table:table-cell>
          <table:table-cell office:value-type="string">
            <text:p>50</text:p>
          </table:table-cell>
          <table:table-cell table:number-columns-repeated="1021"/>
        </table:table-row>
        <table:table-row table:style-name="ro1">
          <table:table-cell office:value-type="string">
            <text:p>cr14</text:p>
          </table:table-cell>
          <table:table-cell office:value-type="string">
            <text:p>hcov</text:p>
          </table:table-cell>
          <table:table-cell office:value-type="string">
            <text:p>50</text:p>
          </table:table-cell>
          <table:table-cell table:number-columns-repeated="1021"/>
        </table:table-row>
        <table:table-row table:style-name="ro1">
          <table:table-cell office:value-type="string">
            <text:p>cr14</text:p>
          </table:table-cell>
          <table:table-cell office:value-type="string">
            <text:p>mcov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14</text:p>
          </table:table-cell>
          <table:table-cell office:value-type="string">
            <text:p>hhl1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14</text:p>
          </table:table-cell>
          <table:table-cell office:value-type="string">
            <text:p>hhl2</text:p>
          </table:table-cell>
          <table:table-cell office:value-type="string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cr14</text:p>
          </table:table-cell>
          <table:table-cell office:value-type="string">
            <text:p>stones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cr14</text:p>
          </table:table-cell>
          <table:table-cell office:value-type="string">
            <text:p>exp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cr14</text:p>
          </table:table-cell>
          <table:table-cell office:value-type="string">
            <text:p>ink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14</text:p>
          </table:table-cell>
          <table:table-cell office:value-type="string">
            <text:p>soil</text:p>
          </table:table-cell>
          <table:table-cell office:value-type="string">
            <text:p>terra rossa</text:p>
          </table:table-cell>
          <table:table-cell table:number-columns-repeated="1021"/>
        </table:table-row>
        <table:table-row table:style-name="ro1">
          <table:table-cell office:value-type="string">
            <text:p>cr14</text:p>
          </table:table-cell>
          <table:table-cell office:value-type="string">
            <text:p>date</text:p>
          </table:table-cell>
          <table:table-cell office:value-type="string">
            <text:p>30-03-2011</text:p>
          </table:table-cell>
          <table:table-cell table:number-columns-repeated="1021"/>
        </table:table-row>
        <table:table-row table:style-name="ro1">
          <table:table-cell office:value-type="string">
            <text:p>cr14</text:p>
          </table:table-cell>
          <table:table-cell office:value-type="string">
            <text:p>location</text:p>
          </table:table-cell>
          <table:table-cell office:value-type="string">
            <text:p>terrace field below Ambelos</text:p>
          </table:table-cell>
          <table:table-cell table:number-columns-repeated="1021"/>
        </table:table-row>
        <table:table-row table:style-name="ro1">
          <table:table-cell office:value-type="string">
            <text:p>cr17</text:p>
          </table:table-cell>
          <table:table-cell office:value-type="string">
            <text:p>plsx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17</text:p>
          </table:table-cell>
          <table:table-cell office:value-type="string">
            <text:p>plsy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17</text:p>
          </table:table-cell>
          <table:table-cell office:value-type="string">
            <text:p>cov</text:p>
          </table:table-cell>
          <table:table-cell office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cr17</text:p>
          </table:table-cell>
          <table:table-cell office:value-type="string">
            <text:p>hcov</text:p>
          </table:table-cell>
          <table:table-cell office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cr17</text:p>
          </table:table-cell>
          <table:table-cell office:value-type="string">
            <text:p>mcov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17</text:p>
          </table:table-cell>
          <table:table-cell office:value-type="string">
            <text:p>hhl1</text:p>
          </table:table-cell>
          <table:table-cell office:value-type="string">
            <text:p>29-03-2011</text:p>
          </table:table-cell>
          <table:table-cell table:number-columns-repeated="1021"/>
        </table:table-row>
        <table:table-row table:style-name="ro1">
          <table:table-cell office:value-type="string">
            <text:p>cr17</text:p>
          </table:table-cell>
          <table:table-cell office:value-type="string">
            <text:p>hhl2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cr17</text:p>
          </table:table-cell>
          <table:table-cell office:value-type="string">
            <text:p>stones</text:p>
          </table:table-cell>
          <table:table-cell office:value-type="string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cr17</text:p>
          </table:table-cell>
          <table:table-cell office:value-type="string">
            <text:p>exp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cr17</text:p>
          </table:table-cell>
          <table:table-cell office:value-type="string">
            <text:p>ink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17</text:p>
          </table:table-cell>
          <table:table-cell office:value-type="string">
            <text:p>soil</text:p>
          </table:table-cell>
          <table:table-cell office:value-type="string">
            <text:p>sandy loam</text:p>
          </table:table-cell>
          <table:table-cell table:number-columns-repeated="1021"/>
        </table:table-row>
        <table:table-row table:style-name="ro1">
          <table:table-cell office:value-type="string">
            <text:p>cr17</text:p>
          </table:table-cell>
          <table:table-cell office:value-type="string">
            <text:p>date</text:p>
          </table:table-cell>
          <table:table-cell office:value-type="string">
            <text:p>31-03-2011</text:p>
          </table:table-cell>
          <table:table-cell table:number-columns-repeated="1021"/>
        </table:table-row>
        <table:table-row table:style-name="ro1">
          <table:table-cell office:value-type="string">
            <text:p>cr19</text:p>
          </table:table-cell>
          <table:table-cell office:value-type="string">
            <text:p>plsx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19</text:p>
          </table:table-cell>
          <table:table-cell office:value-type="string">
            <text:p>plsy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19</text:p>
          </table:table-cell>
          <table:table-cell office:value-type="string">
            <text:p>cov</text:p>
          </table:table-cell>
          <table:table-cell office:value-type="string">
            <text:p>90</text:p>
          </table:table-cell>
          <table:table-cell table:number-columns-repeated="1021"/>
        </table:table-row>
        <table:table-row table:style-name="ro1">
          <table:table-cell office:value-type="string">
            <text:p>cr19</text:p>
          </table:table-cell>
          <table:table-cell office:value-type="string">
            <text:p>hcov</text:p>
          </table:table-cell>
          <table:table-cell office:value-type="string">
            <text:p>90</text:p>
          </table:table-cell>
          <table:table-cell table:number-columns-repeated="1021"/>
        </table:table-row>
        <table:table-row table:style-name="ro1">
          <table:table-cell office:value-type="string">
            <text:p>cr19</text:p>
          </table:table-cell>
          <table:table-cell office:value-type="string">
            <text:p>mcov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19</text:p>
          </table:table-cell>
          <table:table-cell office:value-type="string">
            <text:p>hhl1</text:p>
          </table:table-cell>
          <table:table-cell office:value-type="string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cr19</text:p>
          </table:table-cell>
          <table:table-cell office:value-type="string">
            <text:p>hhl2</text:p>
          </table:table-cell>
          <table:table-cell office:value-type="string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cr19</text:p>
          </table:table-cell>
          <table:table-cell office:value-type="string">
            <text:p>stones</text:p>
          </table:table-cell>
          <table:table-cell office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cr19</text:p>
          </table:table-cell>
          <table:table-cell office:value-type="string">
            <text:p>exp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cr19</text:p>
          </table:table-cell>
          <table:table-cell office:value-type="string">
            <text:p>ink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19</text:p>
          </table:table-cell>
          <table:table-cell office:value-type="string">
            <text:p>soil</text:p>
          </table:table-cell>
          <table:table-cell office:value-type="string">
            <text:p>loam with stones</text:p>
          </table:table-cell>
          <table:table-cell table:number-columns-repeated="1021"/>
        </table:table-row>
        <table:table-row table:style-name="ro1">
          <table:table-cell office:value-type="string">
            <text:p>cr19</text:p>
          </table:table-cell>
          <table:table-cell office:value-type="string">
            <text:p>date</text:p>
          </table:table-cell>
          <table:table-cell office:value-type="string">
            <text:p>01-04-2011</text:p>
          </table:table-cell>
          <table:table-cell table:number-columns-repeated="1021"/>
        </table:table-row>
        <table:table-row table:style-name="ro1">
          <table:table-cell office:value-type="string">
            <text:p>cr19</text:p>
          </table:table-cell>
          <table:table-cell office:value-type="string">
            <text:p>location</text:p>
          </table:table-cell>
          <table:table-cell office:value-type="string">
            <text:p>terrace field below Kastri</text:p>
          </table:table-cell>
          <table:table-cell table:number-columns-repeated="1021"/>
        </table:table-row>
        <table:table-row table:style-name="ro1">
          <table:table-cell office:value-type="string">
            <text:p>cr20</text:p>
          </table:table-cell>
          <table:table-cell office:value-type="string">
            <text:p>plsx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20</text:p>
          </table:table-cell>
          <table:table-cell office:value-type="string">
            <text:p>plsy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20</text:p>
          </table:table-cell>
          <table:table-cell office:value-type="string">
            <text:p>cov</text:p>
          </table:table-cell>
          <table:table-cell office:value-type="string">
            <text:p>90</text:p>
          </table:table-cell>
          <table:table-cell table:number-columns-repeated="1021"/>
        </table:table-row>
        <table:table-row table:style-name="ro1">
          <table:table-cell office:value-type="string">
            <text:p>cr20</text:p>
          </table:table-cell>
          <table:table-cell office:value-type="string">
            <text:p>hcov</text:p>
          </table:table-cell>
          <table:table-cell office:value-type="string">
            <text:p>90</text:p>
          </table:table-cell>
          <table:table-cell table:number-columns-repeated="1021"/>
        </table:table-row>
        <table:table-row table:style-name="ro1">
          <table:table-cell office:value-type="string">
            <text:p>cr20</text:p>
          </table:table-cell>
          <table:table-cell office:value-type="string">
            <text:p>mcov</text:p>
          </table:table-cell>
          <table:table-cell office:value-type="string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cr20</text:p>
          </table:table-cell>
          <table:table-cell office:value-type="string">
            <text:p>hhl1</text:p>
          </table:table-cell>
          <table:table-cell office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cr20</text:p>
          </table:table-cell>
          <table:table-cell office:value-type="string">
            <text:p>hhl2</text:p>
          </table:table-cell>
          <table:table-cell office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cr20</text:p>
          </table:table-cell>
          <table:table-cell office:value-type="string">
            <text:p>stones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cr20</text:p>
          </table:table-cell>
          <table:table-cell office:value-type="string">
            <text:p>exp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cr20</text:p>
          </table:table-cell>
          <table:table-cell office:value-type="string">
            <text:p>ink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20</text:p>
          </table:table-cell>
          <table:table-cell office:value-type="string">
            <text:p>soil</text:p>
          </table:table-cell>
          <table:table-cell office:value-type="string">
            <text:p>loam with stones</text:p>
          </table:table-cell>
          <table:table-cell table:number-columns-repeated="1021"/>
        </table:table-row>
        <table:table-row table:style-name="ro1">
          <table:table-cell office:value-type="string">
            <text:p>cr20</text:p>
          </table:table-cell>
          <table:table-cell office:value-type="string">
            <text:p>date</text:p>
          </table:table-cell>
          <table:table-cell office:value-type="string">
            <text:p>01-04-2011</text:p>
          </table:table-cell>
          <table:table-cell table:number-columns-repeated="1021"/>
        </table:table-row>
        <table:table-row table:style-name="ro1">
          <table:table-cell office:value-type="string">
            <text:p>cr20</text:p>
          </table:table-cell>
          <table:table-cell office:value-type="string">
            <text:p>location</text:p>
          </table:table-cell>
          <table:table-cell office:value-type="string">
            <text:p>terrace field below Kastri</text:p>
          </table:table-cell>
          <table:table-cell table:number-columns-repeated="1021"/>
        </table:table-row>
        <table:table-row table:style-name="ro1">
          <table:table-cell office:value-type="string">
            <text:p>cr21</text:p>
          </table:table-cell>
          <table:table-cell office:value-type="string">
            <text:p>plsx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21</text:p>
          </table:table-cell>
          <table:table-cell office:value-type="string">
            <text:p>plsy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21</text:p>
          </table:table-cell>
          <table:table-cell office:value-type="string">
            <text:p>cov</text:p>
          </table:table-cell>
          <table:table-cell office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>
            <text:p>cr21</text:p>
          </table:table-cell>
          <table:table-cell office:value-type="string">
            <text:p>hcov</text:p>
          </table:table-cell>
          <table:table-cell office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>
            <text:p>cr21</text:p>
          </table:table-cell>
          <table:table-cell office:value-type="string">
            <text:p>mcov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21</text:p>
          </table:table-cell>
          <table:table-cell office:value-type="string">
            <text:p>hhl1</text:p>
          </table:table-cell>
          <table:table-cell office:value-type="string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cr21</text:p>
          </table:table-cell>
          <table:table-cell office:value-type="string">
            <text:p>hhl2</text:p>
          </table:table-cell>
          <table:table-cell office:value-type="string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cr21</text:p>
          </table:table-cell>
          <table:table-cell office:value-type="string">
            <text:p>stones</text:p>
          </table:table-cell>
          <table:table-cell office:value-type="string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cr21</text:p>
          </table:table-cell>
          <table:table-cell office:value-type="string">
            <text:p>exp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cr21</text:p>
          </table:table-cell>
          <table:table-cell office:value-type="string">
            <text:p>ink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21</text:p>
          </table:table-cell>
          <table:table-cell office:value-type="string">
            <text:p>soil</text:p>
          </table:table-cell>
          <table:table-cell office:value-type="string">
            <text:p>loam with stones</text:p>
          </table:table-cell>
          <table:table-cell table:number-columns-repeated="1021"/>
        </table:table-row>
        <table:table-row table:style-name="ro1">
          <table:table-cell office:value-type="string">
            <text:p>cr21</text:p>
          </table:table-cell>
          <table:table-cell office:value-type="string">
            <text:p>date</text:p>
          </table:table-cell>
          <table:table-cell office:value-type="string">
            <text:p>01-04-2011</text:p>
          </table:table-cell>
          <table:table-cell table:number-columns-repeated="1021"/>
        </table:table-row>
        <table:table-row table:style-name="ro1">
          <table:table-cell office:value-type="string">
            <text:p>cr21</text:p>
          </table:table-cell>
          <table:table-cell office:value-type="string">
            <text:p>location</text:p>
          </table:table-cell>
          <table:table-cell office:value-type="string">
            <text:p>terrace field below Kastri</text:p>
          </table:table-cell>
          <table:table-cell table:number-columns-repeated="1021"/>
        </table:table-row>
        <table:table-row table:style-name="ro1">
          <table:table-cell office:value-type="string">
            <text:p>cr18</text:p>
          </table:table-cell>
          <table:table-cell office:value-type="string">
            <text:p>plsx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cr18</text:p>
          </table:table-cell>
          <table:table-cell office:value-type="string">
            <text:p>plsy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cr18</text:p>
          </table:table-cell>
          <table:table-cell office:value-type="string">
            <text:p>cov</text:p>
          </table:table-cell>
          <table:table-cell office:value-type="string">
            <text:p>90</text:p>
          </table:table-cell>
          <table:table-cell table:number-columns-repeated="1021"/>
        </table:table-row>
        <table:table-row table:style-name="ro1">
          <table:table-cell office:value-type="string">
            <text:p>cr18</text:p>
          </table:table-cell>
          <table:table-cell office:value-type="string">
            <text:p>scov</text:p>
          </table:table-cell>
          <table:table-cell office:value-type="string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cr18</text:p>
          </table:table-cell>
          <table:table-cell office:value-type="string">
            <text:p>hcov</text:p>
          </table:table-cell>
          <table:table-cell office:value-type="string">
            <text:p>45</text:p>
          </table:table-cell>
          <table:table-cell table:number-columns-repeated="1021"/>
        </table:table-row>
        <table:table-row table:style-name="ro1">
          <table:table-cell office:value-type="string">
            <text:p>cr18</text:p>
          </table:table-cell>
          <table:table-cell office:value-type="string">
            <text:p>mcov</text:p>
          </table:table-cell>
          <table:table-cell office:value-type="string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cr18</text:p>
          </table:table-cell>
          <table:table-cell office:value-type="string">
            <text:p>hhl1</text:p>
          </table:table-cell>
          <table:table-cell office:value-type="string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cr18</text:p>
          </table:table-cell>
          <table:table-cell office:value-type="string">
            <text:p>hhl2</text:p>
          </table:table-cell>
          <table:table-cell office:value-type="string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cr18</text:p>
          </table:table-cell>
          <table:table-cell office:value-type="string">
            <text:p>hsl1</text:p>
          </table:table-cell>
          <table:table-cell office:value-type="string">
            <text:p>70</text:p>
          </table:table-cell>
          <table:table-cell table:number-columns-repeated="1021"/>
        </table:table-row>
        <table:table-row table:style-name="ro1">
          <table:table-cell office:value-type="string">
            <text:p>cr18</text:p>
          </table:table-cell>
          <table:table-cell office:value-type="string">
            <text:p>hsl2</text:p>
          </table:table-cell>
          <table:table-cell office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>
            <text:p>cr18</text:p>
          </table:table-cell>
          <table:table-cell office:value-type="string">
            <text:p>stones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18</text:p>
          </table:table-cell>
          <table:table-cell office:value-type="string">
            <text:p>rock</text:p>
          </table:table-cell>
          <table:table-cell office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cr18</text:p>
          </table:table-cell>
          <table:table-cell office:value-type="string">
            <text:p>exp</text:p>
          </table:table-cell>
          <table:table-cell office:value-type="string">
            <text:p>NE</text:p>
          </table:table-cell>
          <table:table-cell table:number-columns-repeated="1021"/>
        </table:table-row>
        <table:table-row table:style-name="ro1">
          <table:table-cell office:value-type="string">
            <text:p>cr18</text:p>
          </table:table-cell>
          <table:table-cell office:value-type="string">
            <text:p>ink</text:p>
          </table:table-cell>
          <table:table-cell office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cr18</text:p>
          </table:table-cell>
          <table:table-cell office:value-type="string">
            <text:p>soil</text:p>
          </table:table-cell>
          <table:table-cell office:value-type="string">
            <text:p>karst</text:p>
          </table:table-cell>
          <table:table-cell table:number-columns-repeated="1021"/>
        </table:table-row>
        <table:table-row table:style-name="ro1">
          <table:table-cell office:value-type="string">
            <text:p>cr18</text:p>
          </table:table-cell>
          <table:table-cell office:value-type="string">
            <text:p>date</text:p>
          </table:table-cell>
          <table:table-cell office:value-type="string">
            <text:p>01-04-2011</text:p>
          </table:table-cell>
          <table:table-cell table:number-columns-repeated="1021"/>
        </table:table-row>
        <table:table-row table:style-name="ro1">
          <table:table-cell office:value-type="string">
            <text:p>cr18</text:p>
          </table:table-cell>
          <table:table-cell office:value-type="string">
            <text:p>location</text:p>
          </table:table-cell>
          <table:table-cell office:value-type="string">
            <text:p>Gavdos Prinzess</text:p>
          </table:table-cell>
          <table:table-cell table:number-columns-repeated="1021"/>
        </table:table-row>
        <table:table-row table:style-name="ro1">
          <table:table-cell office:value-type="string">
            <text:p>cr22a</text:p>
          </table:table-cell>
          <table:table-cell office:value-type="string">
            <text:p>plsx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22a</text:p>
          </table:table-cell>
          <table:table-cell office:value-type="string">
            <text:p>plsy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22a</text:p>
          </table:table-cell>
          <table:table-cell office:value-type="string">
            <text:p>cov</text:p>
          </table:table-cell>
          <table:table-cell office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cr22a</text:p>
          </table:table-cell>
          <table:table-cell office:value-type="string">
            <text:p>hcov</text:p>
          </table:table-cell>
          <table:table-cell office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cr22a</text:p>
          </table:table-cell>
          <table:table-cell office:value-type="string">
            <text:p>mcov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22a</text:p>
          </table:table-cell>
          <table:table-cell office:value-type="string">
            <text:p>hhl1</text:p>
          </table:table-cell>
          <table:table-cell office:value-type="string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cr22a</text:p>
          </table:table-cell>
          <table:table-cell office:value-type="string">
            <text:p>hhl2</text:p>
          </table:table-cell>
          <table:table-cell office:value-type="string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cr22a</text:p>
          </table:table-cell>
          <table:table-cell office:value-type="string">
            <text:p>stones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22a</text:p>
          </table:table-cell>
          <table:table-cell office:value-type="string">
            <text:p>exp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cr22a</text:p>
          </table:table-cell>
          <table:table-cell office:value-type="string">
            <text:p>ink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22a</text:p>
          </table:table-cell>
          <table:table-cell office:value-type="string">
            <text:p>soil</text:p>
          </table:table-cell>
          <table:table-cell office:value-type="string">
            <text:p>clay</text:p>
          </table:table-cell>
          <table:table-cell table:number-columns-repeated="1021"/>
        </table:table-row>
        <table:table-row table:style-name="ro1">
          <table:table-cell office:value-type="string">
            <text:p>cr22a</text:p>
          </table:table-cell>
          <table:table-cell office:value-type="string">
            <text:p>date</text:p>
          </table:table-cell>
          <table:table-cell office:value-type="string">
            <text:p>01-04-2011</text:p>
          </table:table-cell>
          <table:table-cell table:number-columns-repeated="1021"/>
        </table:table-row>
        <table:table-row table:style-name="ro1">
          <table:table-cell office:value-type="string">
            <text:p>cr22a</text:p>
          </table:table-cell>
          <table:table-cell office:value-type="string">
            <text:p>location</text:p>
          </table:table-cell>
          <table:table-cell office:value-type="string">
            <text:p>clay pit below Kastri</text:p>
          </table:table-cell>
          <table:table-cell table:number-columns-repeated="1021"/>
        </table:table-row>
        <table:table-row table:style-name="ro1">
          <table:table-cell office:value-type="string">
            <text:p>cr22b</text:p>
          </table:table-cell>
          <table:table-cell office:value-type="string">
            <text:p>plsx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22b</text:p>
          </table:table-cell>
          <table:table-cell office:value-type="string">
            <text:p>plsy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22b</text:p>
          </table:table-cell>
          <table:table-cell office:value-type="string">
            <text:p>cov</text:p>
          </table:table-cell>
          <table:table-cell office:value-type="string">
            <text:p>70</text:p>
          </table:table-cell>
          <table:table-cell table:number-columns-repeated="1021"/>
        </table:table-row>
        <table:table-row table:style-name="ro1">
          <table:table-cell office:value-type="string">
            <text:p>cr22b</text:p>
          </table:table-cell>
          <table:table-cell office:value-type="string">
            <text:p>hcov</text:p>
          </table:table-cell>
          <table:table-cell office:value-type="string">
            <text:p>70</text:p>
          </table:table-cell>
          <table:table-cell table:number-columns-repeated="1021"/>
        </table:table-row>
        <table:table-row table:style-name="ro1">
          <table:table-cell office:value-type="string">
            <text:p>cr22b</text:p>
          </table:table-cell>
          <table:table-cell office:value-type="string">
            <text:p>mcov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22b</text:p>
          </table:table-cell>
          <table:table-cell office:value-type="string">
            <text:p>hhl1</text:p>
          </table:table-cell>
          <table:table-cell office:value-type="string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cr22b</text:p>
          </table:table-cell>
          <table:table-cell office:value-type="string">
            <text:p>hhl2</text:p>
          </table:table-cell>
          <table:table-cell office:value-type="string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cr22b</text:p>
          </table:table-cell>
          <table:table-cell office:value-type="string">
            <text:p>stones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22b</text:p>
          </table:table-cell>
          <table:table-cell office:value-type="string">
            <text:p>exp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cr22b</text:p>
          </table:table-cell>
          <table:table-cell office:value-type="string">
            <text:p>ink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22b</text:p>
          </table:table-cell>
          <table:table-cell office:value-type="string">
            <text:p>soil</text:p>
          </table:table-cell>
          <table:table-cell office:value-type="string">
            <text:p>clay</text:p>
          </table:table-cell>
          <table:table-cell table:number-columns-repeated="1021"/>
        </table:table-row>
        <table:table-row table:style-name="ro1">
          <table:table-cell office:value-type="string">
            <text:p>cr22b</text:p>
          </table:table-cell>
          <table:table-cell office:value-type="string">
            <text:p>date</text:p>
          </table:table-cell>
          <table:table-cell office:value-type="string">
            <text:p>01-04-2011</text:p>
          </table:table-cell>
          <table:table-cell table:number-columns-repeated="1021"/>
        </table:table-row>
        <table:table-row table:style-name="ro1">
          <table:table-cell office:value-type="string">
            <text:p>cr22b</text:p>
          </table:table-cell>
          <table:table-cell office:value-type="string">
            <text:p>location</text:p>
          </table:table-cell>
          <table:table-cell office:value-type="string">
            <text:p>clay pit below Kastri</text:p>
          </table:table-cell>
          <table:table-cell table:number-columns-repeated="1021"/>
        </table:table-row>
        <table:table-row table:style-name="ro1">
          <table:table-cell office:value-type="string">
            <text:p>cr23</text:p>
          </table:table-cell>
          <table:table-cell office:value-type="string">
            <text:p>plsx</text:p>
          </table:table-cell>
          <table:table-cell office:value-type="string">
            <text:p>0.5</text:p>
          </table:table-cell>
          <table:table-cell table:number-columns-repeated="1021"/>
        </table:table-row>
        <table:table-row table:style-name="ro1">
          <table:table-cell office:value-type="string">
            <text:p>cr23</text:p>
          </table:table-cell>
          <table:table-cell office:value-type="string">
            <text:p>plsy</text:p>
          </table:table-cell>
          <table:table-cell office:value-type="string">
            <text:p>0.5</text:p>
          </table:table-cell>
          <table:table-cell table:number-columns-repeated="1021"/>
        </table:table-row>
        <table:table-row table:style-name="ro1">
          <table:table-cell office:value-type="string">
            <text:p>cr23</text:p>
          </table:table-cell>
          <table:table-cell office:value-type="string">
            <text:p>cov</text:p>
          </table:table-cell>
          <table:table-cell office:value-type="string">
            <text:p>85</text:p>
          </table:table-cell>
          <table:table-cell table:number-columns-repeated="1021"/>
        </table:table-row>
        <table:table-row table:style-name="ro1">
          <table:table-cell office:value-type="string">
            <text:p>cr23</text:p>
          </table:table-cell>
          <table:table-cell office:value-type="string">
            <text:p>hcov</text:p>
          </table:table-cell>
          <table:table-cell office:value-type="string">
            <text:p>85</text:p>
          </table:table-cell>
          <table:table-cell table:number-columns-repeated="1021"/>
        </table:table-row>
        <table:table-row table:style-name="ro1">
          <table:table-cell office:value-type="string">
            <text:p>cr23</text:p>
          </table:table-cell>
          <table:table-cell office:value-type="string">
            <text:p>mcov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23</text:p>
          </table:table-cell>
          <table:table-cell office:value-type="string">
            <text:p>hhl1</text:p>
          </table:table-cell>
          <table:table-cell office:value-type="string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cr23</text:p>
          </table:table-cell>
          <table:table-cell office:value-type="string">
            <text:p>hhl2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cr23</text:p>
          </table:table-cell>
          <table:table-cell office:value-type="string">
            <text:p>stones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23</text:p>
          </table:table-cell>
          <table:table-cell office:value-type="string">
            <text:p>rock</text:p>
          </table:table-cell>
          <table:table-cell office:value-type="string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cr23</text:p>
          </table:table-cell>
          <table:table-cell office:value-type="string">
            <text:p>exp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cr23</text:p>
          </table:table-cell>
          <table:table-cell office:value-type="string">
            <text:p>ink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23</text:p>
          </table:table-cell>
          <table:table-cell office:value-type="string">
            <text:p>soil</text:p>
          </table:table-cell>
          <table:table-cell office:value-type="string">
            <text:p>mud</text:p>
          </table:table-cell>
          <table:table-cell table:number-columns-repeated="1021"/>
        </table:table-row>
        <table:table-row table:style-name="ro1">
          <table:table-cell office:value-type="string">
            <text:p>cr23</text:p>
          </table:table-cell>
          <table:table-cell office:value-type="string">
            <text:p>date</text:p>
          </table:table-cell>
          <table:table-cell office:value-type="string">
            <text:p>01-04-2011</text:p>
          </table:table-cell>
          <table:table-cell table:number-columns-repeated="1021"/>
        </table:table-row>
        <table:table-row table:style-name="ro1">
          <table:table-cell office:value-type="string">
            <text:p>cr23</text:p>
          </table:table-cell>
          <table:table-cell office:value-type="string">
            <text:p>location</text:p>
          </table:table-cell>
          <table:table-cell office:value-type="string">
            <text:p>Natura 2000 site Karst pools in Kastri</text:p>
          </table:table-cell>
          <table:table-cell table:number-columns-repeated="1021"/>
        </table:table-row>
        <table:table-row table:style-name="ro1">
          <table:table-cell office:value-type="string">
            <text:p>cr24</text:p>
          </table:table-cell>
          <table:table-cell office:value-type="string">
            <text:p>plsx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24</text:p>
          </table:table-cell>
          <table:table-cell office:value-type="string">
            <text:p>plsy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24</text:p>
          </table:table-cell>
          <table:table-cell office:value-type="string">
            <text:p>cov</text:p>
          </table:table-cell>
          <table:table-cell office:value-type="string">
            <text:p>95</text:p>
          </table:table-cell>
          <table:table-cell table:number-columns-repeated="1021"/>
        </table:table-row>
        <table:table-row table:style-name="ro1">
          <table:table-cell office:value-type="string">
            <text:p>cr24</text:p>
          </table:table-cell>
          <table:table-cell office:value-type="string">
            <text:p>hcov</text:p>
          </table:table-cell>
          <table:table-cell office:value-type="string">
            <text:p>95</text:p>
          </table:table-cell>
          <table:table-cell table:number-columns-repeated="1021"/>
        </table:table-row>
        <table:table-row table:style-name="ro1">
          <table:table-cell office:value-type="string">
            <text:p>cr24</text:p>
          </table:table-cell>
          <table:table-cell office:value-type="string">
            <text:p>mcov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24</text:p>
          </table:table-cell>
          <table:table-cell office:value-type="string">
            <text:p>hhl1</text:p>
          </table:table-cell>
          <table:table-cell office:value-type="string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cr24</text:p>
          </table:table-cell>
          <table:table-cell office:value-type="string">
            <text:p>hhl2</text:p>
          </table:table-cell>
          <table:table-cell office:value-type="string">
            <text:p>70</text:p>
          </table:table-cell>
          <table:table-cell table:number-columns-repeated="1021"/>
        </table:table-row>
        <table:table-row table:style-name="ro1">
          <table:table-cell office:value-type="string">
            <text:p>cr24</text:p>
          </table:table-cell>
          <table:table-cell office:value-type="string">
            <text:p>stones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cr24</text:p>
          </table:table-cell>
          <table:table-cell office:value-type="string">
            <text:p>exp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cr24</text:p>
          </table:table-cell>
          <table:table-cell office:value-type="string">
            <text:p>ink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24</text:p>
          </table:table-cell>
          <table:table-cell office:value-type="string">
            <text:p>soil</text:p>
          </table:table-cell>
          <table:table-cell office:value-type="string">
            <text:p>loam</text:p>
          </table:table-cell>
          <table:table-cell table:number-columns-repeated="1021"/>
        </table:table-row>
        <table:table-row table:style-name="ro1">
          <table:table-cell office:value-type="string">
            <text:p>cr24</text:p>
          </table:table-cell>
          <table:table-cell office:value-type="string">
            <text:p>date</text:p>
          </table:table-cell>
          <table:table-cell office:value-type="string">
            <text:p>03-04-2011</text:p>
          </table:table-cell>
          <table:table-cell table:number-columns-repeated="1021"/>
        </table:table-row>
        <table:table-row table:style-name="ro1">
          <table:table-cell office:value-type="string">
            <text:p>cr24</text:p>
          </table:table-cell>
          <table:table-cell office:value-type="string">
            <text:p>location</text:p>
          </table:table-cell>
          <table:table-cell office:value-type="string">
            <text:p>disturbed site in phrygana, valley below Antiskari</text:p>
          </table:table-cell>
          <table:table-cell table:number-columns-repeated="1021"/>
        </table:table-row>
        <table:table-row table:style-name="ro1">
          <table:table-cell office:value-type="string">
            <text:p>cr25</text:p>
          </table:table-cell>
          <table:table-cell office:value-type="string">
            <text:p>plsx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25</text:p>
          </table:table-cell>
          <table:table-cell office:value-type="string">
            <text:p>plsy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25</text:p>
          </table:table-cell>
          <table:table-cell office:value-type="string">
            <text:p>cov</text:p>
          </table:table-cell>
          <table:table-cell office:value-type="string">
            <text:p>70</text:p>
          </table:table-cell>
          <table:table-cell table:number-columns-repeated="1021"/>
        </table:table-row>
        <table:table-row table:style-name="ro1">
          <table:table-cell office:value-type="string">
            <text:p>cr25</text:p>
          </table:table-cell>
          <table:table-cell office:value-type="string">
            <text:p>hcov</text:p>
          </table:table-cell>
          <table:table-cell office:value-type="string">
            <text:p>70</text:p>
          </table:table-cell>
          <table:table-cell table:number-columns-repeated="1021"/>
        </table:table-row>
        <table:table-row table:style-name="ro1">
          <table:table-cell office:value-type="string">
            <text:p>cr25</text:p>
          </table:table-cell>
          <table:table-cell office:value-type="string">
            <text:p>mcov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25</text:p>
          </table:table-cell>
          <table:table-cell office:value-type="string">
            <text:p>hhl1</text:p>
          </table:table-cell>
          <table:table-cell office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cr25</text:p>
          </table:table-cell>
          <table:table-cell office:value-type="string">
            <text:p>hhl2</text:p>
          </table:table-cell>
          <table:table-cell office:value-type="string">
            <text:p>75</text:p>
          </table:table-cell>
          <table:table-cell table:number-columns-repeated="1021"/>
        </table:table-row>
        <table:table-row table:style-name="ro1">
          <table:table-cell office:value-type="string">
            <text:p>cr25</text:p>
          </table:table-cell>
          <table:table-cell office:value-type="string">
            <text:p>stones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25</text:p>
          </table:table-cell>
          <table:table-cell office:value-type="string">
            <text:p>exp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cr25</text:p>
          </table:table-cell>
          <table:table-cell office:value-type="string">
            <text:p>ink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25</text:p>
          </table:table-cell>
          <table:table-cell office:value-type="string">
            <text:p>soil</text:p>
          </table:table-cell>
          <table:table-cell office:value-type="string">
            <text:p>loam</text:p>
          </table:table-cell>
          <table:table-cell table:number-columns-repeated="1021"/>
        </table:table-row>
        <table:table-row table:style-name="ro1">
          <table:table-cell office:value-type="string">
            <text:p>cr25</text:p>
          </table:table-cell>
          <table:table-cell office:value-type="string">
            <text:p>date</text:p>
          </table:table-cell>
          <table:table-cell office:value-type="string">
            <text:p>03-04-2011</text:p>
          </table:table-cell>
          <table:table-cell table:number-columns-repeated="1021"/>
        </table:table-row>
        <table:table-row table:style-name="ro1">
          <table:table-cell office:value-type="string">
            <text:p>cr25</text:p>
          </table:table-cell>
          <table:table-cell office:value-type="string">
            <text:p>location</text:p>
          </table:table-cell>
          <table:table-cell office:value-type="string">
            <text:p>disturbed site in phrygana, valley below Antiskari</text:p>
          </table:table-cell>
          <table:table-cell table:number-columns-repeated="1021"/>
        </table:table-row>
        <table:table-row table:style-name="ro1">
          <table:table-cell office:value-type="string">
            <text:p>cr26</text:p>
          </table:table-cell>
          <table:table-cell office:value-type="string">
            <text:p>plsx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26</text:p>
          </table:table-cell>
          <table:table-cell office:value-type="string">
            <text:p>plsy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26</text:p>
          </table:table-cell>
          <table:table-cell office:value-type="string">
            <text:p>cov</text:p>
          </table:table-cell>
          <table:table-cell office:value-type="string">
            <text:p>90</text:p>
          </table:table-cell>
          <table:table-cell table:number-columns-repeated="1021"/>
        </table:table-row>
        <table:table-row table:style-name="ro1">
          <table:table-cell office:value-type="string">
            <text:p>cr26</text:p>
          </table:table-cell>
          <table:table-cell office:value-type="string">
            <text:p>scov</text:p>
          </table:table-cell>
          <table:table-cell office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cr26</text:p>
          </table:table-cell>
          <table:table-cell office:value-type="string">
            <text:p>hcov</text:p>
          </table:table-cell>
          <table:table-cell office:value-type="string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cr26</text:p>
          </table:table-cell>
          <table:table-cell office:value-type="string">
            <text:p>mcov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26</text:p>
          </table:table-cell>
          <table:table-cell office:value-type="string">
            <text:p>hhl1</text:p>
          </table:table-cell>
          <table:table-cell office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cr26</text:p>
          </table:table-cell>
          <table:table-cell office:value-type="string">
            <text:p>hhl2</text:p>
          </table:table-cell>
          <table:table-cell office:value-type="string">
            <text:p>60</text:p>
          </table:table-cell>
          <table:table-cell table:number-columns-repeated="1021"/>
        </table:table-row>
        <table:table-row table:style-name="ro1">
          <table:table-cell office:value-type="string">
            <text:p>cr26</text:p>
          </table:table-cell>
          <table:table-cell office:value-type="string">
            <text:p>hsl1</text:p>
          </table:table-cell>
          <table:table-cell office:value-type="string">
            <text:p>0.5</text:p>
          </table:table-cell>
          <table:table-cell table:number-columns-repeated="1021"/>
        </table:table-row>
        <table:table-row table:style-name="ro1">
          <table:table-cell office:value-type="string">
            <text:p>cr26</text:p>
          </table:table-cell>
          <table:table-cell office:value-type="string">
            <text:p>hsl2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26</text:p>
          </table:table-cell>
          <table:table-cell office:value-type="string">
            <text:p>stones</text:p>
          </table:table-cell>
          <table:table-cell office:value-type="string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cr26</text:p>
          </table:table-cell>
          <table:table-cell office:value-type="string">
            <text:p>exp</text:p>
          </table:table-cell>
          <table:table-cell office:value-type="string">
            <text:p>E</text:p>
          </table:table-cell>
          <table:table-cell table:number-columns-repeated="1021"/>
        </table:table-row>
        <table:table-row table:style-name="ro1">
          <table:table-cell office:value-type="string">
            <text:p>cr26</text:p>
          </table:table-cell>
          <table:table-cell office:value-type="string">
            <text:p>ink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26</text:p>
          </table:table-cell>
          <table:table-cell office:value-type="string">
            <text:p>soil</text:p>
          </table:table-cell>
          <table:table-cell office:value-type="string">
            <text:p>loam</text:p>
          </table:table-cell>
          <table:table-cell table:number-columns-repeated="1021"/>
        </table:table-row>
        <table:table-row table:style-name="ro1">
          <table:table-cell office:value-type="string">
            <text:p>cr26</text:p>
          </table:table-cell>
          <table:table-cell office:value-type="string">
            <text:p>date</text:p>
          </table:table-cell>
          <table:table-cell office:value-type="string">
            <text:p>03-04-2011</text:p>
          </table:table-cell>
          <table:table-cell table:number-columns-repeated="1021"/>
        </table:table-row>
        <table:table-row table:style-name="ro1">
          <table:table-cell office:value-type="string">
            <text:p>cr26</text:p>
          </table:table-cell>
          <table:table-cell office:value-type="string">
            <text:p>location</text:p>
          </table:table-cell>
          <table:table-cell office:value-type="string">
            <text:p>phrygana E of Antiskari</text:p>
          </table:table-cell>
          <table:table-cell table:number-columns-repeated="1021"/>
        </table:table-row>
        <table:table-row table:style-name="ro1">
          <table:table-cell office:value-type="string">
            <text:p>cr27</text:p>
          </table:table-cell>
          <table:table-cell office:value-type="string">
            <text:p>plsx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27</text:p>
          </table:table-cell>
          <table:table-cell office:value-type="string">
            <text:p>plsy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27</text:p>
          </table:table-cell>
          <table:table-cell office:value-type="string">
            <text:p>cov</text:p>
          </table:table-cell>
          <table:table-cell office:value-type="string">
            <text:p>60</text:p>
          </table:table-cell>
          <table:table-cell table:number-columns-repeated="1021"/>
        </table:table-row>
        <table:table-row table:style-name="ro1">
          <table:table-cell office:value-type="string">
            <text:p>cr27</text:p>
          </table:table-cell>
          <table:table-cell office:value-type="string">
            <text:p>scov</text:p>
          </table:table-cell>
          <table:table-cell office:value-type="string">
            <text:p>55</text:p>
          </table:table-cell>
          <table:table-cell table:number-columns-repeated="1021"/>
        </table:table-row>
        <table:table-row table:style-name="ro1">
          <table:table-cell office:value-type="string">
            <text:p>cr27</text:p>
          </table:table-cell>
          <table:table-cell office:value-type="string">
            <text:p>hcov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cr27</text:p>
          </table:table-cell>
          <table:table-cell office:value-type="string">
            <text:p>mcov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27</text:p>
          </table:table-cell>
          <table:table-cell office:value-type="string">
            <text:p>hhl1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27</text:p>
          </table:table-cell>
          <table:table-cell office:value-type="string">
            <text:p>hhl2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cr27</text:p>
          </table:table-cell>
          <table:table-cell office:value-type="string">
            <text:p>hsl1</text:p>
          </table:table-cell>
          <table:table-cell office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cr27</text:p>
          </table:table-cell>
          <table:table-cell office:value-type="string">
            <text:p>hsl2</text:p>
          </table:table-cell>
          <table:table-cell office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cr27</text:p>
          </table:table-cell>
          <table:table-cell office:value-type="string">
            <text:p>stones</text:p>
          </table:table-cell>
          <table:table-cell office:value-type="string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cr27</text:p>
          </table:table-cell>
          <table:table-cell office:value-type="string">
            <text:p>rock</text:p>
          </table:table-cell>
          <table:table-cell office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cr27</text:p>
          </table:table-cell>
          <table:table-cell office:value-type="string">
            <text:p>exp</text:p>
          </table:table-cell>
          <table:table-cell office:value-type="string">
            <text:p>W</text:p>
          </table:table-cell>
          <table:table-cell table:number-columns-repeated="1021"/>
        </table:table-row>
        <table:table-row table:style-name="ro1">
          <table:table-cell office:value-type="string">
            <text:p>cr27</text:p>
          </table:table-cell>
          <table:table-cell office:value-type="string">
            <text:p>ink</text:p>
          </table:table-cell>
          <table:table-cell office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cr27</text:p>
          </table:table-cell>
          <table:table-cell office:value-type="string">
            <text:p>soil</text:p>
          </table:table-cell>
          <table:table-cell office:value-type="string">
            <text:p>stony loam</text:p>
          </table:table-cell>
          <table:table-cell table:number-columns-repeated="1021"/>
        </table:table-row>
        <table:table-row table:style-name="ro1">
          <table:table-cell office:value-type="string">
            <text:p>cr27</text:p>
          </table:table-cell>
          <table:table-cell office:value-type="string">
            <text:p>date</text:p>
          </table:table-cell>
          <table:table-cell office:value-type="string">
            <text:p>04-04-2011</text:p>
          </table:table-cell>
          <table:table-cell table:number-columns-repeated="1021"/>
        </table:table-row>
        <table:table-row table:style-name="ro1">
          <table:table-cell office:value-type="string">
            <text:p>cr27</text:p>
          </table:table-cell>
          <table:table-cell office:value-type="string">
            <text:p>location</text:p>
          </table:table-cell>
          <table:table-cell office:value-type="string">
            <text:p>near small Katarkt </text:p>
          </table:table-cell>
          <table:table-cell table:number-columns-repeated="1021"/>
        </table:table-row>
        <table:table-row table:style-name="ro1">
          <table:table-cell office:value-type="string">
            <text:p>cr28</text:p>
          </table:table-cell>
          <table:table-cell office:value-type="string">
            <text:p>plsx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28</text:p>
          </table:table-cell>
          <table:table-cell office:value-type="string">
            <text:p>plsy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28</text:p>
          </table:table-cell>
          <table:table-cell office:value-type="string">
            <text:p>cov</text:p>
          </table:table-cell>
          <table:table-cell office:value-type="string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cr28</text:p>
          </table:table-cell>
          <table:table-cell office:value-type="string">
            <text:p>scov</text:p>
          </table:table-cell>
          <table:table-cell office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cr28</text:p>
          </table:table-cell>
          <table:table-cell office:value-type="string">
            <text:p>hcov</text:p>
          </table:table-cell>
          <table:table-cell office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cr28</text:p>
          </table:table-cell>
          <table:table-cell office:value-type="string">
            <text:p>mcov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28</text:p>
          </table:table-cell>
          <table:table-cell office:value-type="string">
            <text:p>hhl1</text:p>
          </table:table-cell>
          <table:table-cell office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cr28</text:p>
          </table:table-cell>
          <table:table-cell office:value-type="string">
            <text:p>hhl2</text:p>
          </table:table-cell>
          <table:table-cell office:value-type="string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cr28</text:p>
          </table:table-cell>
          <table:table-cell office:value-type="string">
            <text:p>hsl1</text:p>
          </table:table-cell>
          <table:table-cell office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cr28</text:p>
          </table:table-cell>
          <table:table-cell office:value-type="string">
            <text:p>hsl2</text:p>
          </table:table-cell>
          <table:table-cell office:value-type="string">
            <text:p>50</text:p>
          </table:table-cell>
          <table:table-cell table:number-columns-repeated="1021"/>
        </table:table-row>
        <table:table-row table:style-name="ro1">
          <table:table-cell office:value-type="string">
            <text:p>cr28</text:p>
          </table:table-cell>
          <table:table-cell office:value-type="string">
            <text:p>rock</text:p>
          </table:table-cell>
          <table:table-cell office:value-type="string">
            <text:p>70</text:p>
          </table:table-cell>
          <table:table-cell table:number-columns-repeated="1021"/>
        </table:table-row>
        <table:table-row table:style-name="ro1">
          <table:table-cell office:value-type="string">
            <text:p>cr28</text:p>
          </table:table-cell>
          <table:table-cell office:value-type="string">
            <text:p>exp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cr28</text:p>
          </table:table-cell>
          <table:table-cell office:value-type="string">
            <text:p>ink</text:p>
          </table:table-cell>
          <table:table-cell office:value-type="string">
            <text:p>85</text:p>
          </table:table-cell>
          <table:table-cell table:number-columns-repeated="1021"/>
        </table:table-row>
        <table:table-row table:style-name="ro1">
          <table:table-cell office:value-type="string">
            <text:p>cr28</text:p>
          </table:table-cell>
          <table:table-cell office:value-type="string">
            <text:p>soil</text:p>
          </table:table-cell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>
            <text:p>cr28</text:p>
          </table:table-cell>
          <table:table-cell office:value-type="string">
            <text:p>date</text:p>
          </table:table-cell>
          <table:table-cell office:value-type="string">
            <text:p>04-04-2011</text:p>
          </table:table-cell>
          <table:table-cell table:number-columns-repeated="1021"/>
        </table:table-row>
        <table:table-row table:style-name="ro1">
          <table:table-cell office:value-type="string">
            <text:p>cr28</text:p>
          </table:table-cell>
          <table:table-cell office:value-type="string">
            <text:p>location</text:p>
          </table:table-cell>
          <table:table-cell office:value-type="string">
            <text:p>rock wall small Katarakt</text:p>
          </table:table-cell>
          <table:table-cell table:number-columns-repeated="1021"/>
        </table:table-row>
        <table:table-row table:style-name="ro1">
          <table:table-cell office:value-type="string">
            <text:p>cr31</text:p>
          </table:table-cell>
          <table:table-cell office:value-type="string">
            <text:p>plsx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31</text:p>
          </table:table-cell>
          <table:table-cell office:value-type="string">
            <text:p>plsy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31</text:p>
          </table:table-cell>
          <table:table-cell office:value-type="string">
            <text:p>cov</text:p>
          </table:table-cell>
          <table:table-cell office:value-type="string">
            <text:p>70</text:p>
          </table:table-cell>
          <table:table-cell table:number-columns-repeated="1021"/>
        </table:table-row>
        <table:table-row table:style-name="ro1">
          <table:table-cell office:value-type="string">
            <text:p>cr31</text:p>
          </table:table-cell>
          <table:table-cell office:value-type="string">
            <text:p>hcov</text:p>
          </table:table-cell>
          <table:table-cell office:value-type="string">
            <text:p>70</text:p>
          </table:table-cell>
          <table:table-cell table:number-columns-repeated="1021"/>
        </table:table-row>
        <table:table-row table:style-name="ro1">
          <table:table-cell office:value-type="string">
            <text:p>cr31</text:p>
          </table:table-cell>
          <table:table-cell office:value-type="string">
            <text:p>mcov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31</text:p>
          </table:table-cell>
          <table:table-cell office:value-type="string">
            <text:p>hhl1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cr31</text:p>
          </table:table-cell>
          <table:table-cell office:value-type="string">
            <text:p>hhl2</text:p>
          </table:table-cell>
          <table:table-cell office:value-type="string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cr31</text:p>
          </table:table-cell>
          <table:table-cell office:value-type="string">
            <text:p>exp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>
            <text:p>cr31</text:p>
          </table:table-cell>
          <table:table-cell office:value-type="string">
            <text:p>ink</text:p>
          </table:table-cell>
          <table:table-cell office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cr31</text:p>
          </table:table-cell>
          <table:table-cell office:value-type="string">
            <text:p>soil</text:p>
          </table:table-cell>
          <table:table-cell office:value-type="string">
            <text:p>very stony loam</text:p>
          </table:table-cell>
          <table:table-cell table:number-columns-repeated="1021"/>
        </table:table-row>
        <table:table-row table:style-name="ro1">
          <table:table-cell office:value-type="string">
            <text:p>cr31</text:p>
          </table:table-cell>
          <table:table-cell office:value-type="string">
            <text:p>date</text:p>
          </table:table-cell>
          <table:table-cell office:value-type="string">
            <text:p>04-04-2011</text:p>
          </table:table-cell>
          <table:table-cell table:number-columns-repeated="1021"/>
        </table:table-row>
        <table:table-row table:style-name="ro1">
          <table:table-cell office:value-type="string">
            <text:p>cr31</text:p>
          </table:table-cell>
          <table:table-cell office:value-type="string">
            <text:p>location</text:p>
          </table:table-cell>
          <table:table-cell office:value-type="string">
            <text:p>stony pasture</text:p>
          </table:table-cell>
          <table:table-cell table:number-columns-repeated="1021"/>
        </table:table-row>
        <table:table-row table:style-name="ro1">
          <table:table-cell office:value-type="string">
            <text:p>cr32</text:p>
          </table:table-cell>
          <table:table-cell office:value-type="string">
            <text:p>plsx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32</text:p>
          </table:table-cell>
          <table:table-cell office:value-type="string">
            <text:p>plsy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32</text:p>
          </table:table-cell>
          <table:table-cell office:value-type="string">
            <text:p>cov</text:p>
          </table:table-cell>
          <table:table-cell office:value-type="string">
            <text:p>45</text:p>
          </table:table-cell>
          <table:table-cell table:number-columns-repeated="1021"/>
        </table:table-row>
        <table:table-row table:style-name="ro1">
          <table:table-cell office:value-type="string">
            <text:p>cr32</text:p>
          </table:table-cell>
          <table:table-cell office:value-type="string">
            <text:p>scov</text:p>
          </table:table-cell>
          <table:table-cell office:value-type="string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cr32</text:p>
          </table:table-cell>
          <table:table-cell office:value-type="string">
            <text:p>hcov</text:p>
          </table:table-cell>
          <table:table-cell office:value-type="string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cr32</text:p>
          </table:table-cell>
          <table:table-cell office:value-type="string">
            <text:p>mcov</text:p>
          </table:table-cell>
          <table:table-cell office:value-type="string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cr32</text:p>
          </table:table-cell>
          <table:table-cell office:value-type="string">
            <text:p>hhl1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32</text:p>
          </table:table-cell>
          <table:table-cell office:value-type="string">
            <text:p>hhl2</text:p>
          </table:table-cell>
          <table:table-cell office:value-type="string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cr32</text:p>
          </table:table-cell>
          <table:table-cell office:value-type="string">
            <text:p>hsl1</text:p>
          </table:table-cell>
          <table:table-cell office:value-type="string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cr32</text:p>
          </table:table-cell>
          <table:table-cell office:value-type="string">
            <text:p>hsl2</text:p>
          </table:table-cell>
          <table:table-cell office:value-type="string">
            <text:p>220</text:p>
          </table:table-cell>
          <table:table-cell table:number-columns-repeated="1021"/>
        </table:table-row>
        <table:table-row table:style-name="ro1">
          <table:table-cell office:value-type="string">
            <text:p>cr32</text:p>
          </table:table-cell>
          <table:table-cell office:value-type="string">
            <text:p>stones</text:p>
          </table:table-cell>
          <table:table-cell office:value-type="string">
            <text:p>45</text:p>
          </table:table-cell>
          <table:table-cell table:number-columns-repeated="1021"/>
        </table:table-row>
        <table:table-row table:style-name="ro1">
          <table:table-cell office:value-type="string">
            <text:p>cr32</text:p>
          </table:table-cell>
          <table:table-cell office:value-type="string">
            <text:p>exp</text:p>
          </table:table-cell>
          <table:table-cell office:value-type="string">
            <text:p>SW</text:p>
          </table:table-cell>
          <table:table-cell table:number-columns-repeated="1021"/>
        </table:table-row>
        <table:table-row table:style-name="ro1">
          <table:table-cell office:value-type="string">
            <text:p>cr32</text:p>
          </table:table-cell>
          <table:table-cell office:value-type="string">
            <text:p>ink</text:p>
          </table:table-cell>
          <table:table-cell office:value-type="string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cr32</text:p>
          </table:table-cell>
          <table:table-cell office:value-type="string">
            <text:p>soil</text:p>
          </table:table-cell>
          <table:table-cell office:value-type="string">
            <text:p>Very stony loam</text:p>
          </table:table-cell>
          <table:table-cell table:number-columns-repeated="1021"/>
        </table:table-row>
        <table:table-row table:style-name="ro1">
          <table:table-cell office:value-type="string">
            <text:p>cr32</text:p>
          </table:table-cell>
          <table:table-cell office:value-type="string">
            <text:p>date</text:p>
          </table:table-cell>
          <table:table-cell office:value-type="string">
            <text:p>05-04-2011</text:p>
          </table:table-cell>
          <table:table-cell table:number-columns-repeated="1021"/>
        </table:table-row>
        <table:table-row table:style-name="ro1">
          <table:table-cell office:value-type="string">
            <text:p>cr32</text:p>
          </table:table-cell>
          <table:table-cell office:value-type="string">
            <text:p>location</text:p>
          </table:table-cell>
          <table:table-cell office:value-type="string">
            <text:p>heavily graued stony phrygana above Kourtos</text:p>
          </table:table-cell>
          <table:table-cell table:number-columns-repeated="1021"/>
        </table:table-row>
        <table:table-row table:style-name="ro1">
          <table:table-cell office:value-type="string">
            <text:p>cr33</text:p>
          </table:table-cell>
          <table:table-cell office:value-type="string">
            <text:p>plsx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33</text:p>
          </table:table-cell>
          <table:table-cell office:value-type="string">
            <text:p>plsy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33</text:p>
          </table:table-cell>
          <table:table-cell office:value-type="string">
            <text:p>cov</text:p>
          </table:table-cell>
          <table:table-cell office:value-type="string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cr33</text:p>
          </table:table-cell>
          <table:table-cell office:value-type="string">
            <text:p>scov</text:p>
          </table:table-cell>
          <table:table-cell office:value-type="string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cr33</text:p>
          </table:table-cell>
          <table:table-cell office:value-type="string">
            <text:p>hcov</text:p>
          </table:table-cell>
          <table:table-cell office:value-type="string">
            <text:p>75</text:p>
          </table:table-cell>
          <table:table-cell table:number-columns-repeated="1021"/>
        </table:table-row>
        <table:table-row table:style-name="ro1">
          <table:table-cell office:value-type="string">
            <text:p>cr33</text:p>
          </table:table-cell>
          <table:table-cell office:value-type="string">
            <text:p>mcov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r33</text:p>
          </table:table-cell>
          <table:table-cell office:value-type="string">
            <text:p>hhl1</text:p>
          </table:table-cell>
          <table:table-cell office:value-type="string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cr33</text:p>
          </table:table-cell>
          <table:table-cell office:value-type="string">
            <text:p>hhl2</text:p>
          </table:table-cell>
          <table:table-cell office:value-type="string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cr33</text:p>
          </table:table-cell>
          <table:table-cell office:value-type="string">
            <text:p>hsl1</text:p>
          </table:table-cell>
          <table:table-cell office:value-type="string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cr33</text:p>
          </table:table-cell>
          <table:table-cell office:value-type="string">
            <text:p>hsl2</text:p>
          </table:table-cell>
          <table:table-cell office:value-type="string">
            <text:p>120</text:p>
          </table:table-cell>
          <table:table-cell table:number-columns-repeated="1021"/>
        </table:table-row>
        <table:table-row table:style-name="ro1">
          <table:table-cell office:value-type="string">
            <text:p>cr33</text:p>
          </table:table-cell>
          <table:table-cell office:value-type="string">
            <text:p>stones</text:p>
          </table:table-cell>
          <table:table-cell office:value-type="string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cr33</text:p>
          </table:table-cell>
          <table:table-cell office:value-type="string">
            <text:p>exp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cr33</text:p>
          </table:table-cell>
          <table:table-cell office:value-type="string">
            <text:p>ink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33</text:p>
          </table:table-cell>
          <table:table-cell office:value-type="string">
            <text:p>soil</text:p>
          </table:table-cell>
          <table:table-cell office:value-type="string">
            <text:p>stony loam</text:p>
          </table:table-cell>
          <table:table-cell table:number-columns-repeated="1021"/>
        </table:table-row>
        <table:table-row table:style-name="ro1">
          <table:table-cell office:value-type="string">
            <text:p>cr33</text:p>
          </table:table-cell>
          <table:table-cell office:value-type="string">
            <text:p>date</text:p>
          </table:table-cell>
          <table:table-cell office:value-type="string">
            <text:p>05-04-2011</text:p>
          </table:table-cell>
          <table:table-cell table:number-columns-repeated="1021"/>
        </table:table-row>
        <table:table-row table:style-name="ro1">
          <table:table-cell office:value-type="string">
            <text:p>cr33</text:p>
          </table:table-cell>
          <table:table-cell office:value-type="string">
            <text:p>location</text:p>
          </table:table-cell>
          <table:table-cell office:value-type="string">
            <text:p>terrace field, gap in phyrgana above Kourtos</text:p>
          </table:table-cell>
          <table:table-cell table:number-columns-repeated="1021"/>
        </table:table-row>
        <table:table-row table:style-name="ro1">
          <table:table-cell office:value-type="string">
            <text:p>cr35</text:p>
          </table:table-cell>
          <table:table-cell office:value-type="string">
            <text:p>plsx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35</text:p>
          </table:table-cell>
          <table:table-cell office:value-type="string">
            <text:p>plsy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35</text:p>
          </table:table-cell>
          <table:table-cell office:value-type="string">
            <text:p>cov</text:p>
          </table:table-cell>
          <table:table-cell office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>
            <text:p>cr35</text:p>
          </table:table-cell>
          <table:table-cell office:value-type="string">
            <text:p>hcov</text:p>
          </table:table-cell>
          <table:table-cell office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>
            <text:p>cr35</text:p>
          </table:table-cell>
          <table:table-cell office:value-type="string">
            <text:p>mcov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35</text:p>
          </table:table-cell>
          <table:table-cell office:value-type="string">
            <text:p>hhl1</text:p>
          </table:table-cell>
          <table:table-cell office:value-type="string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cr35</text:p>
          </table:table-cell>
          <table:table-cell office:value-type="string">
            <text:p>hhl2</text:p>
          </table:table-cell>
          <table:table-cell office:value-type="string">
            <text:p>160</text:p>
          </table:table-cell>
          <table:table-cell table:number-columns-repeated="1021"/>
        </table:table-row>
        <table:table-row table:style-name="ro1">
          <table:table-cell office:value-type="string">
            <text:p>cr35</text:p>
          </table:table-cell>
          <table:table-cell office:value-type="string">
            <text:p>exp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cr35</text:p>
          </table:table-cell>
          <table:table-cell office:value-type="string">
            <text:p>ink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35</text:p>
          </table:table-cell>
          <table:table-cell office:value-type="string">
            <text:p>soil</text:p>
          </table:table-cell>
          <table:table-cell table:number-columns-repeated="1022"/>
        </table:table-row>
        <table:table-row table:style-name="ro1">
          <table:table-cell office:value-type="string">
            <text:p>cr35</text:p>
          </table:table-cell>
          <table:table-cell office:value-type="string">
            <text:p>date</text:p>
          </table:table-cell>
          <table:table-cell office:value-type="string">
            <text:p>06-04-2011</text:p>
          </table:table-cell>
          <table:table-cell table:number-columns-repeated="1021"/>
        </table:table-row>
        <table:table-row table:style-name="ro1">
          <table:table-cell office:value-type="string">
            <text:p>cr35</text:p>
          </table:table-cell>
          <table:table-cell office:value-type="string">
            <text:p>location</text:p>
          </table:table-cell>
          <table:table-cell office:value-type="string">
            <text:p>wetland in abandoned water resevoir</text:p>
          </table:table-cell>
          <table:table-cell table:number-columns-repeated="1021"/>
        </table:table-row>
        <table:table-row table:style-name="ro1">
          <table:table-cell office:value-type="string">
            <text:p>cr38</text:p>
          </table:table-cell>
          <table:table-cell office:value-type="string">
            <text:p>plsx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38</text:p>
          </table:table-cell>
          <table:table-cell office:value-type="string">
            <text:p>plsy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38</text:p>
          </table:table-cell>
          <table:table-cell office:value-type="string">
            <text:p>cov</text:p>
          </table:table-cell>
          <table:table-cell office:value-type="string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cr38</text:p>
          </table:table-cell>
          <table:table-cell office:value-type="string">
            <text:p>scov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cr38</text:p>
          </table:table-cell>
          <table:table-cell office:value-type="string">
            <text:p>hcov</text:p>
          </table:table-cell>
          <table:table-cell office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cr38</text:p>
          </table:table-cell>
          <table:table-cell office:value-type="string">
            <text:p>mcov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38</text:p>
          </table:table-cell>
          <table:table-cell office:value-type="string">
            <text:p>hhl1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cr38</text:p>
          </table:table-cell>
          <table:table-cell office:value-type="string">
            <text:p>hhl2</text:p>
          </table:table-cell>
          <table:table-cell office:value-type="string">
            <text:p>35</text:p>
          </table:table-cell>
          <table:table-cell table:number-columns-repeated="1021"/>
        </table:table-row>
        <table:table-row table:style-name="ro1">
          <table:table-cell office:value-type="string">
            <text:p>cr38</text:p>
          </table:table-cell>
          <table:table-cell office:value-type="string">
            <text:p>hsl1</text:p>
          </table:table-cell>
          <table:table-cell office:value-type="string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cr38</text:p>
          </table:table-cell>
          <table:table-cell office:value-type="string">
            <text:p>hsl2</text:p>
          </table:table-cell>
          <table:table-cell office:value-type="string">
            <text:p>50</text:p>
          </table:table-cell>
          <table:table-cell table:number-columns-repeated="1021"/>
        </table:table-row>
        <table:table-row table:style-name="ro1">
          <table:table-cell office:value-type="string">
            <text:p>cr38</text:p>
          </table:table-cell>
          <table:table-cell office:value-type="string">
            <text:p>stones</text:p>
          </table:table-cell>
          <table:table-cell office:value-type="string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cr38</text:p>
          </table:table-cell>
          <table:table-cell office:value-type="string">
            <text:p>exp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>
            <text:p>cr38</text:p>
          </table:table-cell>
          <table:table-cell office:value-type="string">
            <text:p>ink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cr38</text:p>
          </table:table-cell>
          <table:table-cell office:value-type="string">
            <text:p>soil</text:p>
          </table:table-cell>
          <table:table-cell office:value-type="string">
            <text:p>loam</text:p>
          </table:table-cell>
          <table:table-cell table:number-columns-repeated="1021"/>
        </table:table-row>
        <table:table-row table:style-name="ro1">
          <table:table-cell office:value-type="string">
            <text:p>cr38</text:p>
          </table:table-cell>
          <table:table-cell office:value-type="string">
            <text:p>date</text:p>
          </table:table-cell>
          <table:table-cell office:value-type="string">
            <text:p>07-05-2011</text:p>
          </table:table-cell>
          <table:table-cell table:number-columns-repeated="1021"/>
        </table:table-row>
        <table:table-row table:style-name="ro1">
          <table:table-cell office:value-type="string">
            <text:p>cr38</text:p>
          </table:table-cell>
          <table:table-cell office:value-type="string">
            <text:p>location</text:p>
          </table:table-cell>
          <table:table-cell office:value-type="string">
            <text:p>edge of olive grove, margin of stone wall</text:p>
          </table:table-cell>
          <table:table-cell table:number-columns-repeated="1021"/>
        </table:table-row>
        <table:table-row table:style-name="ro1">
          <table:table-cell office:value-type="string">
            <text:p>cr39</text:p>
          </table:table-cell>
          <table:table-cell office:value-type="string">
            <text:p>plsx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39</text:p>
          </table:table-cell>
          <table:table-cell office:value-type="string">
            <text:p>plsy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39</text:p>
          </table:table-cell>
          <table:table-cell office:value-type="string">
            <text:p>cov</text:p>
          </table:table-cell>
          <table:table-cell office:value-type="string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cr39</text:p>
          </table:table-cell>
          <table:table-cell office:value-type="string">
            <text:p>hcov</text:p>
          </table:table-cell>
          <table:table-cell office:value-type="string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cr39</text:p>
          </table:table-cell>
          <table:table-cell office:value-type="string">
            <text:p>mcov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39</text:p>
          </table:table-cell>
          <table:table-cell office:value-type="string">
            <text:p>hhl1</text:p>
          </table:table-cell>
          <table:table-cell office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cr39</text:p>
          </table:table-cell>
          <table:table-cell office:value-type="string">
            <text:p>hhl2</text:p>
          </table:table-cell>
          <table:table-cell office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cr39</text:p>
          </table:table-cell>
          <table:table-cell office:value-type="string">
            <text:p>stones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39</text:p>
          </table:table-cell>
          <table:table-cell office:value-type="string">
            <text:p>exp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>
            <text:p>cr39</text:p>
          </table:table-cell>
          <table:table-cell office:value-type="string">
            <text:p>ink</text:p>
          </table:table-cell>
          <table:table-cell office:value-type="string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cr39</text:p>
          </table:table-cell>
          <table:table-cell office:value-type="string">
            <text:p>soil</text:p>
          </table:table-cell>
          <table:table-cell office:value-type="string">
            <text:p>stony loam</text:p>
          </table:table-cell>
          <table:table-cell table:number-columns-repeated="1021"/>
        </table:table-row>
        <table:table-row table:style-name="ro1">
          <table:table-cell office:value-type="string">
            <text:p>cr39</text:p>
          </table:table-cell>
          <table:table-cell office:value-type="string">
            <text:p>date</text:p>
          </table:table-cell>
          <table:table-cell office:value-type="string">
            <text:p>07-04-2011</text:p>
          </table:table-cell>
          <table:table-cell table:number-columns-repeated="1021"/>
        </table:table-row>
        <table:table-row table:style-name="ro1">
          <table:table-cell office:value-type="string">
            <text:p>cr39</text:p>
          </table:table-cell>
          <table:table-cell office:value-type="string">
            <text:p>location</text:p>
          </table:table-cell>
          <table:table-cell office:value-type="string">
            <text:p>old terrace field</text:p>
          </table:table-cell>
          <table:table-cell table:number-columns-repeated="1021"/>
        </table:table-row>
        <table:table-row table:style-name="ro1">
          <table:table-cell office:value-type="string">
            <text:p>cr40</text:p>
          </table:table-cell>
          <table:table-cell office:value-type="string">
            <text:p>plsx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40</text:p>
          </table:table-cell>
          <table:table-cell office:value-type="string">
            <text:p>plsy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40</text:p>
          </table:table-cell>
          <table:table-cell office:value-type="string">
            <text:p>cov</text:p>
          </table:table-cell>
          <table:table-cell office:value-type="string">
            <text:p>90</text:p>
          </table:table-cell>
          <table:table-cell table:number-columns-repeated="1021"/>
        </table:table-row>
        <table:table-row table:style-name="ro1">
          <table:table-cell office:value-type="string">
            <text:p>cr40</text:p>
          </table:table-cell>
          <table:table-cell office:value-type="string">
            <text:p>hcov</text:p>
          </table:table-cell>
          <table:table-cell office:value-type="string">
            <text:p>90</text:p>
          </table:table-cell>
          <table:table-cell table:number-columns-repeated="1021"/>
        </table:table-row>
        <table:table-row table:style-name="ro1">
          <table:table-cell office:value-type="string">
            <text:p>cr40</text:p>
          </table:table-cell>
          <table:table-cell office:value-type="string">
            <text:p>mcov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40</text:p>
          </table:table-cell>
          <table:table-cell office:value-type="string">
            <text:p>hhl1</text:p>
          </table:table-cell>
          <table:table-cell office:value-type="string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cr40</text:p>
          </table:table-cell>
          <table:table-cell office:value-type="string">
            <text:p>hhl2</text:p>
          </table:table-cell>
          <table:table-cell office:value-type="string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cr40</text:p>
          </table:table-cell>
          <table:table-cell office:value-type="string">
            <text:p>stones</text:p>
          </table:table-cell>
          <table:table-cell office:value-type="string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cr40</text:p>
          </table:table-cell>
          <table:table-cell office:value-type="string">
            <text:p>exp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cr40</text:p>
          </table:table-cell>
          <table:table-cell office:value-type="string">
            <text:p>ink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r40</text:p>
          </table:table-cell>
          <table:table-cell office:value-type="string">
            <text:p>soil</text:p>
          </table:table-cell>
          <table:table-cell office:value-type="string">
            <text:p>terra rossa</text:p>
          </table:table-cell>
          <table:table-cell table:number-columns-repeated="1021"/>
        </table:table-row>
        <table:table-row table:style-name="ro1">
          <table:table-cell office:value-type="string">
            <text:p>cr40</text:p>
          </table:table-cell>
          <table:table-cell office:value-type="string">
            <text:p>date</text:p>
          </table:table-cell>
          <table:table-cell office:value-type="string">
            <text:p>07-04-2011</text:p>
          </table:table-cell>
          <table:table-cell table:number-columns-repeated="1021"/>
        </table:table-row>
        <table:table-row table:style-name="ro1">
          <table:table-cell office:value-type="string">
            <text:p>cr40</text:p>
          </table:table-cell>
          <table:table-cell office:value-type="string">
            <text:p>location</text:p>
          </table:table-cell>
          <table:table-cell office:value-type="string">
            <text:p>cultivated terrace field</text:p>
          </table:table-cell>
          <table:table-cell table:number-columns-repeated="1021"/>
        </table:table-row>
        <table:table-row table:style-name="ro1">
          <table:table-cell office:value-type="string">
            <text:p>cr41</text:p>
          </table:table-cell>
          <table:table-cell office:value-type="string">
            <text:p>plsx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41</text:p>
          </table:table-cell>
          <table:table-cell office:value-type="string">
            <text:p>plsy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cr41</text:p>
          </table:table-cell>
          <table:table-cell office:value-type="string">
            <text:p>cov</text:p>
          </table:table-cell>
          <table:table-cell office:value-type="string">
            <text:p>90</text:p>
          </table:table-cell>
          <table:table-cell table:number-columns-repeated="1021"/>
        </table:table-row>
        <table:table-row table:style-name="ro1">
          <table:table-cell office:value-type="string">
            <text:p>cr41</text:p>
          </table:table-cell>
          <table:table-cell office:value-type="string">
            <text:p>hcov</text:p>
          </table:table-cell>
          <table:table-cell office:value-type="string">
            <text:p>65</text:p>
          </table:table-cell>
          <table:table-cell table:number-columns-repeated="1021"/>
        </table:table-row>
        <table:table-row table:style-name="ro1">
          <table:table-cell office:value-type="string">
            <text:p>cr41</text:p>
          </table:table-cell>
          <table:table-cell office:value-type="string">
            <text:p>mcov</text:p>
          </table:table-cell>
          <table:table-cell office:value-type="string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cr41</text:p>
          </table:table-cell>
          <table:table-cell office:value-type="string">
            <text:p>scov</text:p>
          </table:table-cell>
          <table:table-cell office:value-type="string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cr41</text:p>
          </table:table-cell>
          <table:table-cell office:value-type="string">
            <text:p>hhl1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cr41</text:p>
          </table:table-cell>
          <table:table-cell office:value-type="string">
            <text:p>hhl2</text:p>
          </table:table-cell>
          <table:table-cell office:value-type="string">
            <text:p>50</text:p>
          </table:table-cell>
          <table:table-cell table:number-columns-repeated="1021"/>
        </table:table-row>
        <table:table-row table:style-name="ro1">
          <table:table-cell office:value-type="string">
            <text:p>cr41</text:p>
          </table:table-cell>
          <table:table-cell office:value-type="string">
            <text:p>hsl1</text:p>
          </table:table-cell>
          <table:table-cell office:value-type="string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cr41</text:p>
          </table:table-cell>
          <table:table-cell office:value-type="string">
            <text:p>hsl2</text:p>
          </table:table-cell>
          <table:table-cell office:value-type="string">
            <text:p>60</text:p>
          </table:table-cell>
          <table:table-cell table:number-columns-repeated="1021"/>
        </table:table-row>
        <table:table-row table:style-name="ro1">
          <table:table-cell office:value-type="string">
            <text:p>cr41</text:p>
          </table:table-cell>
          <table:table-cell office:value-type="string">
            <text:p>stones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cr41</text:p>
          </table:table-cell>
          <table:table-cell office:value-type="string">
            <text:p>rock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cr41</text:p>
          </table:table-cell>
          <table:table-cell office:value-type="string">
            <text:p>exp</text:p>
          </table:table-cell>
          <table:table-cell office:value-type="string">
            <text:p>NW</text:p>
          </table:table-cell>
          <table:table-cell table:number-columns-repeated="1021"/>
        </table:table-row>
        <table:table-row table:style-name="ro1">
          <table:table-cell office:value-type="string">
            <text:p>cr41</text:p>
          </table:table-cell>
          <table:table-cell office:value-type="string">
            <text:p>ink</text:p>
          </table:table-cell>
          <table:table-cell office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cr41</text:p>
          </table:table-cell>
          <table:table-cell office:value-type="string">
            <text:p>soil</text:p>
          </table:table-cell>
          <table:table-cell office:value-type="string">
            <text:p>gravel and sand</text:p>
          </table:table-cell>
          <table:table-cell table:number-columns-repeated="1021"/>
        </table:table-row>
        <table:table-row table:style-name="ro1">
          <table:table-cell office:value-type="string">
            <text:p>cr41</text:p>
          </table:table-cell>
          <table:table-cell office:value-type="string">
            <text:p>date</text:p>
          </table:table-cell>
          <table:table-cell office:value-type="string">
            <text:p>07-04-2011</text:p>
          </table:table-cell>
          <table:table-cell table:number-columns-repeated="1021"/>
        </table:table-row>
        <table:table-row table:style-name="ro1">
          <table:table-cell office:value-type="string">
            <text:p>cr41</text:p>
          </table:table-cell>
          <table:table-cell office:value-type="string">
            <text:p>location</text:p>
          </table:table-cell>
          <table:table-cell office:value-type="string">
            <text:p>gap in phrygana S of Mianmou</text:p>
          </table:table-cell>
          <table:table-cell table:number-columns-repeated="1021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8.04.2011</text:date>, <text:time>15:0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land Kaiser</meta:initial-creator>
    <meta:creation-date>2011-04-06T13:26:27</meta:creation-date>
    <dc:date>2011-04-08T15:05:35</dc:date>
    <dc:creator>Roland Kaiser</dc:creator>
    <meta:editing-duration>PT05H04M22S</meta:editing-duration>
    <meta:editing-cycles>22</meta:editing-cycles>
    <meta:generator>NeoOffice/3.1.2$Unix OpenOffice.org_project/Patch 4</meta:generator>
    <meta:document-statistic meta:table-count="3" meta:cell-count="1121" meta:object-count="0"/>
  </office:meta>
</office:document-meta>
</file>